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95cm"/>
    </style:style>
    <style:style style:name="Tableau1.B" style:family="table-column">
      <style:table-column-properties style:column-width="7.338cm"/>
    </style:style>
    <style:style style:name="Tableau1.C" style:family="table-column">
      <style:table-column-properties style:column-width="5.68cm"/>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a3726"/>
    </style:style>
    <style:style style:name="P2" style:family="paragraph" style:parent-style-name="Standard">
      <style:text-properties style:font-name="Times New Roman" fo:font-size="14pt" officeooo:paragraph-rsid="000a3726" style:font-size-asian="14pt" style:font-size-complex="14pt"/>
    </style:style>
    <style:style style:name="P3" style:family="paragraph" style:parent-style-name="Standard">
      <style:text-properties style:font-name="Times New Roman" fo:font-size="14pt" officeooo:rsid="000a3726" officeooo:paragraph-rsid="000a3726" style:font-size-asian="14pt" style:font-size-complex="14pt"/>
    </style:style>
    <style:style style:name="P4" style:family="paragraph" style:parent-style-name="Standard">
      <style:text-properties style:font-name="Times New Roman" fo:font-size="14pt" officeooo:paragraph-rsid="000e3e28" style:font-size-asian="14pt" style:font-size-complex="14pt"/>
    </style:style>
    <style:style style:name="P5" style:family="paragraph" style:parent-style-name="Standard">
      <style:text-properties style:font-name="Times New Roman" fo:font-size="14pt" officeooo:paragraph-rsid="000f28b0" style:font-size-asian="14pt" style:font-size-complex="14pt"/>
    </style:style>
    <style:style style:name="P6" style:family="paragraph" style:parent-style-name="Standard" style:list-style-name="Numbering_20_123">
      <style:text-properties style:font-name="Times New Roman" fo:font-size="14pt" style:font-size-asian="14pt" style:font-size-complex="14pt"/>
    </style:style>
    <style:style style:name="P7" style:family="paragraph" style:parent-style-name="Standard" style:list-style-name="Numbering_20_123">
      <style:text-properties style:font-name="Times New Roman" fo:font-size="14pt" officeooo:paragraph-rsid="001192e2" style:font-size-asian="14pt" style:font-size-complex="14pt"/>
    </style:style>
    <style:style style:name="P8" style:family="paragraph" style:list-style-name="Numbering_20_123">
      <style:text-properties style:font-name="Times New Roman" fo:font-size="14pt" officeooo:paragraph-rsid="001283ff" style:font-size-asian="14pt" style:font-size-complex="14pt"/>
    </style:style>
    <style:style style:name="P9" style:family="paragraph" style:parent-style-name="Standard" style:list-style-name="Numbering_20_123">
      <style:text-properties style:font-name="Times New Roman" fo:font-size="14pt" officeooo:rsid="001192e2" officeooo:paragraph-rsid="001192e2" style:font-size-asian="14pt" style:font-size-complex="14pt"/>
    </style:style>
    <style:style style:name="P10" style:family="paragraph" style:parent-style-name="Standard">
      <style:text-properties style:font-name="Times New Roman" fo:font-size="14pt" officeooo:rsid="0017415a" officeooo:paragraph-rsid="0017415a" style:font-size-asian="14pt" style:font-size-complex="14pt"/>
    </style:style>
    <style:style style:name="P11" style:family="paragraph" style:parent-style-name="Standard">
      <style:text-properties style:font-name="Times New Roman" fo:font-size="14pt" style:font-size-asian="14pt" style:font-size-complex="14pt"/>
    </style:style>
    <style:style style:name="P12" style:family="paragraph" style:parent-style-name="Standard">
      <style:text-properties style:font-name="Times New Roman" fo:font-size="14pt" officeooo:paragraph-rsid="001be1c4" style:font-size-asian="14pt" style:font-size-complex="14pt"/>
    </style:style>
    <style:style style:name="P13" style:family="paragraph" style:parent-style-name="Standard">
      <style:text-properties officeooo:paragraph-rsid="000f28b0"/>
    </style:style>
    <style:style style:name="P14" style:family="paragraph" style:parent-style-name="Table_20_Contents">
      <style:text-properties style:font-name="Times New Roman" fo:font-size="14pt" officeooo:rsid="000a3726" officeooo:paragraph-rsid="000a3726" style:font-size-asian="14pt" style:font-size-complex="14pt"/>
    </style:style>
    <style:style style:name="P15" style:family="paragraph" style:parent-style-name="Table_20_Contents">
      <style:text-properties style:font-name="Times New Roman" fo:font-size="14pt" officeooo:rsid="000a3726" officeooo:paragraph-rsid="000f28b0" style:font-size-asian="14pt" style:font-size-complex="14pt"/>
    </style:style>
    <style:style style:name="P16" style:family="paragraph" style:parent-style-name="Table_20_Contents">
      <style:text-properties style:font-name="Times New Roman" fo:font-size="14pt" officeooo:paragraph-rsid="000a3726" style:font-size-asian="14pt" style:font-size-complex="14pt"/>
    </style:style>
    <style:style style:name="P17" style:family="paragraph" style:parent-style-name="Table_20_Contents">
      <style:text-properties style:font-name="Times New Roman" fo:font-size="14pt" officeooo:rsid="000c1761" officeooo:paragraph-rsid="000c1761" style:font-size-asian="14pt" style:font-size-complex="14pt"/>
    </style:style>
    <style:style style:name="P18" style:family="paragraph" style:parent-style-name="Table_20_Contents">
      <style:text-properties style:font-name="Times New Roman" fo:font-size="14pt" officeooo:rsid="000c1761" officeooo:paragraph-rsid="000f28b0" style:font-size-asian="14pt" style:font-size-complex="14pt"/>
    </style:style>
    <style:style style:name="P19" style:family="paragraph" style:parent-style-name="Table_20_Contents">
      <style:text-properties style:font-name="Times New Roman" fo:font-size="14pt" officeooo:paragraph-rsid="000f28b0" style:font-size-asian="14pt" style:font-size-complex="14pt"/>
    </style:style>
    <style:style style:name="P20" style:family="paragraph" style:parent-style-name="Table_20_Contents">
      <style:text-properties style:font-name="Times New Roman" fo:font-size="14pt" officeooo:rsid="00102e62" officeooo:paragraph-rsid="00102e62" style:font-size-asian="14pt" style:font-size-complex="14pt"/>
    </style:style>
    <style:style style:name="P21" style:family="paragraph" style:parent-style-name="Table_20_Contents" style:list-style-name="Numbering_20_123">
      <style:text-properties style:font-name="Times New Roman" fo:font-size="14pt" officeooo:rsid="001283ff" officeooo:paragraph-rsid="001283ff" style:font-size-asian="14pt" style:font-size-complex="14pt"/>
    </style:style>
    <style:style style:name="P22" style:family="paragraph" style:parent-style-name="Table_20_Contents" style:list-style-name="Numbering_20_123">
      <style:text-properties style:font-name="Times New Roman" fo:font-size="14pt" officeooo:rsid="00140656" officeooo:paragraph-rsid="00140656" style:font-size-asian="14pt" style:font-size-complex="14pt"/>
    </style:style>
    <style:style style:name="P23" style:family="paragraph" style:parent-style-name="Table_20_Contents" style:list-style-name="Numbering_20_123">
      <style:text-properties style:font-name="Times New Roman" fo:font-size="14pt" officeooo:rsid="00140656" officeooo:paragraph-rsid="0015ea38" style:font-size-asian="14pt" style:font-size-complex="14pt"/>
    </style:style>
    <style:style style:name="P24" style:family="paragraph" style:parent-style-name="Table_20_Contents" style:list-style-name="Numbering_20_123">
      <style:text-properties style:font-name="Times New Roman" fo:font-size="14pt" officeooo:rsid="00140656" officeooo:paragraph-rsid="001be1c4" style:font-size-asian="14pt" style:font-size-complex="14pt"/>
    </style:style>
    <style:style style:name="P25" style:family="paragraph" style:parent-style-name="Table_20_Contents" style:list-style-name="Numbering_20_123">
      <style:text-properties style:font-name="Times New Roman" fo:font-size="14pt" fo:font-style="italic" officeooo:rsid="001283ff" officeooo:paragraph-rsid="001283ff" style:font-size-asian="14pt" style:font-style-asian="italic" style:font-size-complex="14pt" style:font-style-complex="italic"/>
    </style:style>
    <style:style style:name="P26" style:family="paragraph" style:parent-style-name="Table_20_Contents" style:list-style-name="Numbering_20_123">
      <style:text-properties style:font-name="Times New Roman" fo:font-size="14pt" fo:font-style="italic" officeooo:rsid="00140656" officeooo:paragraph-rsid="00140656" style:font-size-asian="14pt" style:font-style-asian="italic" style:font-size-complex="14pt" style:font-style-complex="italic"/>
    </style:style>
    <style:style style:name="P27" style:family="paragraph" style:parent-style-name="Table_20_Contents" style:list-style-name="Numbering_20_123">
      <style:text-properties style:font-name="Times New Roman" fo:font-size="14pt" fo:font-style="italic" officeooo:rsid="00140656" officeooo:paragraph-rsid="001be1c4" style:font-size-asian="14pt" style:font-style-asian="italic" style:font-size-complex="14pt" style:font-style-complex="italic"/>
    </style:style>
    <style:style style:name="P28" style:family="paragraph" style:parent-style-name="Table_20_Contents">
      <style:text-properties style:text-line-through-style="solid" style:text-line-through-type="single" style:font-name="Times New Roman" fo:font-size="14pt" officeooo:rsid="000a3726" officeooo:paragraph-rsid="000a3726" style:font-size-asian="14pt" style:font-size-complex="14pt"/>
    </style:style>
    <style:style style:name="P29" style:family="paragraph" style:parent-style-name="Table_20_Contents">
      <style:text-properties style:text-line-through-style="solid" style:text-line-through-type="single" style:font-name="Times New Roman" fo:font-size="14pt" officeooo:rsid="000a3726" officeooo:paragraph-rsid="000c1761" style:font-size-asian="14pt" style:font-size-complex="14pt"/>
    </style:style>
    <style:style style:name="T1" style:family="text">
      <style:text-properties officeooo:rsid="000a3726"/>
    </style:style>
    <style:style style:name="T2" style:family="text">
      <style:text-properties officeooo:rsid="000c1761"/>
    </style:style>
    <style:style style:name="T3" style:family="text">
      <style:text-properties officeooo:rsid="000dc881"/>
    </style:style>
    <style:style style:name="T4" style:family="text">
      <style:text-properties officeooo:rsid="000e3e28"/>
    </style:style>
    <style:style style:name="T5" style:family="text">
      <style:text-properties officeooo:rsid="001139c5"/>
    </style:style>
    <style:style style:name="T6" style:family="text">
      <style:text-properties officeooo:rsid="001192e2"/>
    </style:style>
    <style:style style:name="T7" style:family="text">
      <style:text-properties officeooo:rsid="001283ff"/>
    </style:style>
    <style:style style:name="T8" style:family="text">
      <style:text-properties officeooo:rsid="00140656"/>
    </style:style>
    <style:style style:name="T9" style:family="text">
      <style:text-properties officeooo:rsid="0015ea38"/>
    </style:style>
    <style:style style:name="T10" style:family="text">
      <style:text-properties officeooo:rsid="0017415a"/>
    </style:style>
    <style:style style:name="T11" style:family="text">
      <style:text-properties officeooo:rsid="0019fa4c"/>
    </style:style>
    <style:style style:name="T12" style:family="text">
      <style:text-properties officeooo:rsid="001a1dfe"/>
    </style:style>
    <style:style style:name="T13" style:family="text">
      <style:text-properties fo:font-weight="normal" style:font-weight-asian="normal" style:font-weight-complex="normal"/>
    </style:style>
    <style:style style:name="T14" style:family="text">
      <style:text-properties fo:font-weight="normal" officeooo:rsid="001c0887" style:font-weight-asian="normal" style:font-weight-complex="normal"/>
    </style:style>
    <style:style style:name="T15" style:family="text">
      <style:text-properties officeooo:rsid="001be1c4"/>
    </style:style>
    <style:style style:name="T16" style:family="text">
      <style:text-properties officeooo:rsid="001c08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Question 0 :</text:p>
      <text:p text:style-name="P11">L'algorithme de Bellman-Ford calcule les plus court chemins depuis un sommet source dans un graphe orienté. </text:p>
      <text:p text:style-name="P11">Contrairement à l'algorithme de Dijkstra, cet algorithme autorise la présence d'arcs à poid<text:span text:style-name="T11">s </text:span>négatif.</text:p>
      <text:p text:style-name="P11">Il permet également de détecter la présence d'un circuit absorbant, c'est à dire de poids total négatif, et donc dans lesquels il n'existe pas forcément de plus court chemin entre deux sommets. </text:p>
      <text:p text:style-name="P11">Les entrées du programme sont le nombre de sommet, le nombre d'arcs et le poids de chacun d'entre eux <text:span text:style-name="T10">(le graphe)</text:span>. </text:p>
      <text:p text:style-name="P11">Les sorties sont les distances minimales entre chaque sommet et la source. <text:span text:style-name="T12">En cas de cycle de poids négatif détecté on renvoie une distance de zéro.</text:span></text:p>
      <text:p text:style-name="P11"/>
      <text:p text:style-name="P12"><text:span text:style-name="T15">Le programme « Test » lit dans un fichier test des jeux de tests et leurs oracles.Tout ce qui est lu dans le fichier de test est automatiquement converti en chaîne de caractères et tout est convertit ensuite en Integer lorsque cela est nécessaire. </text:span></text:p>
      <text:p text:style-name="P2"/>
      <text:p text:style-name="P2"/>
      <text:p text:style-name="P2"/>
      <text:p text:style-name="P2"><text:span text:style-name="T1">Question 4 :</text:span></text:p>
      <text:p text:style-name="P2"/>
      <text:p text:style-name="P4"><text:span text:style-name="T4">En utilisant</text:span> la méthode des partitions sur <text:span text:style-name="T4">le</text:span> code « <text:span text:style-name="T4">BellmanFord</text:span>», les classes d’équivalence suivantes <text:span text:style-name="T4">sont obtenues</text:span>:</text:p>
      <text:p text:style-name="P3"/>
      <table:table table:name="Tableau1" table:style-name="Tableau1">
        <table:table-column table:style-name="Tableau1.A"/>
        <table:table-column table:style-name="Tableau1.B"/>
        <table:table-column table:style-name="Tableau1.C"/>
        <table:table-row table:style-name="TableLine2115552810912">
          <table:table-cell table:style-name="Tableau1.A1" office:value-type="string">
            <text:p text:style-name="P14">Exigence</text:p>
          </table:table-cell>
          <table:table-cell table:style-name="Tableau1.A1" office:value-type="string">
            <text:p text:style-name="P14">Classes Valides</text:p>
          </table:table-cell>
          <table:table-cell table:style-name="Tableau1.C1" office:value-type="string">
            <text:p text:style-name="P14">Classe Invalides</text:p>
          </table:table-cell>
        </table:table-row>
        <table:table-row table:style-name="TableLine2115552810912">
          <table:table-cell table:style-name="Tableau1.A2" office:value-type="string">
            <text:p text:style-name="P28">Nombres d’entrées</text:p>
          </table:table-cell>
          <table:table-cell table:style-name="Tableau1.A2" office:value-type="string">
            <text:p text:style-name="P29">4 entrées :</text:p>
            <text:p text:style-name="P29">-Nombre de sommet</text:p>
            <text:p text:style-name="P29">-<text:span text:style-name="T2">N</text:span>ombre d’arête</text:p>
            <text:p text:style-name="P29">-<text:span text:style-name="T2">G</text:span>raphe</text:p>
            <text:p text:style-name="P29">-<text:span text:style-name="T2">S</text:span>ommet de départ</text:p>
          </table:table-cell>
          <table:table-cell table:style-name="Tableau1.C2" office:value-type="string">
            <text:p text:style-name="P28">-Toutes les classes qui ont plus d’entrées</text:p>
            <text:p text:style-name="P28">-<text:span text:style-name="T4">Toutes les classes qui ont moins d’entrées</text:span></text:p>
          </table:table-cell>
        </table:table-row>
        <table:table-row table:style-name="TableLine2115552810912">
          <table:table-cell table:style-name="Tableau1.A2" office:value-type="string">
            <text:p text:style-name="P17">Type d’entrée</text:p>
          </table:table-cell>
          <table:table-cell table:style-name="Tableau1.A2" office:value-type="string">
            <text:p text:style-name="P16">-<text:span text:style-name="T2">Integer</text:span></text:p>
            <text:p text:style-name="P16">-<text:span text:style-name="T2">Integer</text:span></text:p>
            <text:p text:style-name="P16">-<text:span text:style-name="T2">BelmanFord</text:span></text:p>
            <text:p text:style-name="P16">-<text:span text:style-name="T2">Integer</text:span></text:p>
          </table:table-cell>
          <table:table-cell table:style-name="Tableau1.C2" office:value-type="string">
            <text:p text:style-name="P16">-<text:span text:style-name="T2">Non </text:span><text:span text:style-name="T4">I</text:span><text:span text:style-name="T2">nteger</text:span></text:p>
            <text:p text:style-name="P16">-<text:span text:style-name="T2">Non </text:span><text:span text:style-name="T4">I</text:span><text:span text:style-name="T2">nteger</text:span></text:p>
            <text:p text:style-name="P16">-<text:span text:style-name="T2">Non BelmanFord</text:span></text:p>
            <text:p text:style-name="P16">-<text:span text:style-name="T2">Non Integer</text:span></text:p>
          </table:table-cell>
        </table:table-row>
        <table:table-row table:style-name="TableLine2115552810912">
          <table:table-cell table:style-name="Tableau1.A2" office:value-type="string">
            <text:p text:style-name="P17">Valeurs valides</text:p>
          </table:table-cell>
          <table:table-cell table:style-name="Tableau1.A2" office:value-type="string">
            <text:p text:style-name="P16">- &gt;0</text:p>
            <text:p text:style-name="P16">- &gt;<text:span text:style-name="T2">0</text:span></text:p>
            <text:p text:style-name="P16">- <text:span text:style-name="T2">N’importe quel graphe qui respecte le nombre d’arêtes et le nombre de sommet </text:span><text:span text:style-name="T3">et qui contient le sommet de départ</text:span></text:p>
            <text:p text:style-name="P16">- &gt;<text:span text:style-name="T2">0 </text:span><text:span text:style-name="T6">et &lt;nombre de sommet</text:span></text:p>
          </table:table-cell>
          <table:table-cell table:style-name="Tableau1.C2" office:value-type="string">
            <text:p text:style-name="P16">- &lt;<text:span text:style-name="T5">=</text:span><text:span text:style-name="T3">0</text:span></text:p>
            <text:p text:style-name="P16">- &lt;<text:span text:style-name="T5">=</text:span><text:span text:style-name="T3">0</text:span></text:p>
            <text:p text:style-name="P16">-<text:span text:style-name="T3">N’importe quel graphe qui ne respecte pas le nombre d’arêtes ou le nombre de sommet ou qui ne contient pas le sommet de départ</text:span></text:p>
            <text:p text:style-name="P16">- &lt;<text:span text:style-name="T5">=</text:span>0 <text:span text:style-name="T6">ou &gt;</text:span><text:span text:style-name="T16">=</text:span><text:span text:style-name="T6">nombre de sommet</text:span></text:p>
            <text:p text:style-name="P16"><text:soft-page-break/></text:p>
          </table:table-cell>
        </table:table-row>
        <table:table-row table:style-name="TableLine2115552810912">
          <table:table-cell table:style-name="Tableau1.A2" office:value-type="string">
            <text:p text:style-name="P20">Jeux de tests</text:p>
          </table:table-cell>
          <table:table-cell table:style-name="Tableau1.A2" office:value-type="string">
            <text:list xml:id="list156107220" text:style-name="Numbering_20_123">
              <text:list-item>
                <text:p text:style-name="P6">Nombre de sommet :5</text:p>
                <text:p text:style-name="P9">Nombre d’arêtes:8</text:p>
                <text:p text:style-name="P7"><text:span text:style-name="T6">Graphe : 0,1,-1_0,2,4_1,2,3_1,3,2_1,4,2_3,2,5_3,1,1_4,3,-3</text:span></text:p>
                <text:p text:style-name="Standard"><text:span text:style-name="T7">Sommet de départ : </text:span><text:span text:style-name="T8">0</text:span></text:p>
              </text:list-item>
            </text:list>
          </table:table-cell>
          <table:table-cell table:style-name="Tableau1.C2" office:value-type="string">
            <text:list xml:id="list174116006350058" text:continue-numbering="true" text:style-name="Numbering_20_123">
              <text:list-item>
                <text:p text:style-name="P25"><text:span text:style-name="T13">Nombre de sommet : « </text:span><text:span text:style-name="T14">a</text:span><text:span text:style-name="T13"> » </text:span><text:span text:style-name="T8">(</text:span><text:span text:style-name="T16">lettre</text:span><text:span text:style-name="T8">)</text:span></text:p>
                <text:p text:style-name="P21">Nombre d’arêtes :8</text:p>
                <text:p text:style-name="P21">Graphe :<text:span text:style-name="T6">0,1,-1_0,2,4_1,2,3_1,3,2_1,4,2_3,2,5_3,1,1_4,3,-3</text:span></text:p>
                <text:p text:style-name="P21">Sommet de départ:0</text:p>
              </text:list-item>
              <text:list-item>
                <text:p text:style-name="P22">Nombre de sommet:5</text:p>
                <text:p text:style-name="P26">Nombre d’arêtes : « <text:span text:style-name="T16">a</text:span> » (<text:span text:style-name="T16">lettre</text:span>)</text:p>
                <text:p text:style-name="P22">Graphe : <text:span text:style-name="T6">0,1,-1_0,2,4_1,2,3_1,3,2_1,4,2_3,2,5_3,1,1_4,3,-3</text:span></text:p>
                <text:p text:style-name="P22">Sommet de départ:0</text:p>
              </text:list-item>
              <text:list-item>
                <text:p text:style-name="P23">Nombre de sommet:5</text:p>
                <text:p text:style-name="P23">Nombre d’arêtes : 8</text:p>
                <text:p text:style-name="P23">Graphe : <text:span text:style-name="T6">0,1,-1_0,2,4_1,2,3_1,3,2_1,4,2_3,2,5_3,1,1_4,3,-3</text:span></text:p>
                <text:p text:style-name="P23">Sommet de départ: « <text:span text:style-name="T16">a</text:span> » <text:span text:style-name="T9">(</text:span><text:span text:style-name="T16">lettre</text:span><text:span text:style-name="T9">)</text:span></text:p>
              </text:list-item>
              <text:list-item>
                <text:p text:style-name="P24">Nombre de sommet:5</text:p>
                <text:p text:style-name="P24">Nombre d’arêtes : « 8 » (String)</text:p>
                <text:p text:style-name="P24">Graphe : <text:span text:style-name="T6">0,1,-1_0,2,4_1,2,3_1,3,2_1,4,2_3,2,5_3,1,1_4,3,-3</text:span></text:p>
                <text:p text:style-name="P27">Sommet de départ:<text:span text:style-name="T16">5 (supérieur au nombre de sommet)</text:span></text:p>
              </text:list-item>
            </text:list>
          </table:table-cell>
        </table:table-row>
        <table:table-row table:style-name="TableLine2115552810912">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style-name="TableLine2115552810912">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style-name="TableLine2115552810912">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style-name="TableLine2115552810912">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
      <text:p text:style-name="P1"/>
      <text:p text:style-name="P13"><text:soft-page-break/></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1T16:12:35.335000000</meta:creation-date>
    <meta:generator>LibreOffice/7.3.4.2$Windows_X86_64 LibreOffice_project/728fec16bd5f605073805c3c9e7c4212a0120dc5</meta:generator>
    <dc:date>2025-03-21T17:41:14.943000000</dc:date>
    <meta:editing-duration>PT1H6M59S</meta:editing-duration>
    <meta:editing-cycles>17</meta:editing-cycles>
    <meta:document-statistic meta:table-count="1" meta:image-count="0" meta:object-count="0" meta:page-count="3" meta:paragraph-count="59" meta:word-count="382" meta:character-count="2367" meta:non-whitespace-character-count="2035"/>
  </office:meta>
</office:document-meta>
</file>